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Benachrichtigung" style:family="table">
      <style:table-properties style:width="19.965cm" fo:margin-left="-1.577cm" table:align="left"/>
    </style:style>
    <style:style style:name="Benachrichtigung.A" style:family="table-column">
      <style:table-column-properties style:column-width="6.297cm"/>
    </style:style>
    <style:style style:name="Benachrichtigung.B" style:family="table-column">
      <style:table-column-properties style:column-width="4.604cm"/>
    </style:style>
    <style:style style:name="Benachrichtigung.C" style:family="table-column">
      <style:table-column-properties style:column-width="3.44cm"/>
    </style:style>
    <style:style style:name="Benachrichtigung.D" style:family="table-column">
      <style:table-column-properties style:column-width="5.625cm"/>
    </style:style>
    <style:style style:name="Benachrichtigung.A1" style:family="table-cell">
      <style:table-cell-properties fo:padding="0.097cm" fo:border-left="0.05pt solid #000000" fo:border-right="none" fo:border-top="0.05pt solid #000000" fo:border-bottom="0.05pt solid #000000"/>
    </style:style>
    <style:style style:name="Benachrichtigung.D1" style:family="table-cell">
      <style:table-cell-properties fo:padding="0.097cm" fo:border="0.05pt solid #000000"/>
    </style:style>
    <style:style style:name="Benachrichtigung.A2" style:family="table-cell">
      <style:table-cell-properties fo:padding="0.097cm" fo:border-left="0.05pt solid #000000" fo:border-right="none" fo:border-top="none" fo:border-bottom="0.05pt solid #000000"/>
    </style:style>
    <style:style style:name="Benachrichtigung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53d5" officeooo:paragraph-rsid="001253d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253d5" officeooo:paragraph-rsid="001253d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253d5" officeooo:paragraph-rsid="001253d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253d5" officeooo:paragraph-rsid="001253d5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able_20_Heading">
      <style:text-properties fo:font-size="14pt" officeooo:rsid="001253d5" officeooo:paragraph-rsid="001253d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ktronik- / Bastel- / Programmierkurs für Kinder</text:p>
      <text:p text:style-name="P1"/>
      <text:p text:style-name="P1"/>
      <text:p text:style-name="P4">Ich möchte gerne benachrichtigt werden, falls der Kurs:</text:p>
      <text:p text:style-name="P4"><text:s text:c="6"/></text:p>
      <text:p text:style-name="P3"><text:s text:c="7"/>Elektronik- /Bastel- / Programmierkurs für Kinder</text:p>
      <text:p text:style-name="P4"/>
      <text:p text:style-name="P4">zustandekommt.</text:p>
      <text:p text:style-name="P4"/>
      <table:table table:name="Benachrichtigung" table:style-name="Benachrichtigung">
        <table:table-column table:style-name="Benachrichtigung.A"/>
        <table:table-column table:style-name="Benachrichtigung.B"/>
        <table:table-column table:style-name="Benachrichtigung.C"/>
        <table:table-column table:style-name="Benachrichtigung.D"/>
        <table:table-header-rows>
          <table:table-row>
            <table:table-cell table:style-name="Benachrichtigung.A1" office:value-type="string">
              <text:p text:style-name="P6">Name</text:p>
            </table:table-cell>
            <table:table-cell table:style-name="Benachrichtigung.A1" office:value-type="string">
              <text:p text:style-name="P6">Name des Kindes</text:p>
            </table:table-cell>
            <table:table-cell table:style-name="Benachrichtigung.A1" office:value-type="string">
              <text:p text:style-name="P6">Alter des Kindes</text:p>
            </table:table-cell>
            <table:table-cell table:style-name="Benachrichtigung.D1" office:value-type="string">
              <text:p text:style-name="P6">Email-Adresse</text:p>
            </table:table-cell>
          </table:table-row>
        </table:table-header-rows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  <table:table-row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A2" office:value-type="string">
            <text:p text:style-name="P5"/>
          </table:table-cell>
          <table:table-cell table:style-name="Benachrichtigung.D2" office:value-type="string">
            <text:p text:style-name="P5"/>
          </table:table-cell>
        </table:table-row>
      </table:table>
      <text:p text:style-name="P4">Die email-Adresse wird NUR zur einmaligen Benachrichtigung verwendet, falls der Kurs zustande kommt. 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9:25:01.909951106</meta:creation-date>
    <meta:print-date>2017-10-21T09:33:44.449963948</meta:print-date>
    <dc:date>2017-10-21T09:35:18.276373798</dc:date>
    <meta:editing-duration>PT6S</meta:editing-duration>
    <meta:editing-cycles>1</meta:editing-cycles>
    <meta:document-statistic meta:table-count="1" meta:image-count="0" meta:object-count="0" meta:page-count="1" meta:paragraph-count="10" meta:word-count="43" meta:character-count="331" meta:non-whitespace-character-count="282"/>
    <meta:generator>LibreOffice/5.2.7.2$Linux_X86_64 LibreOffice_project/20m0$Build-2</meta:generator>
  </office:meta>
</office:document-meta>
</file>